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* Power Bi -</text:span></text:p>
      <text:p text:style-name="P1"><text:span text:style-name="T1">*Dados: estruturados</text:span></text:p>
      <text:p text:style-name="P1"><text:span text:style-name="T1">*Etapas : etl: - Extração (de dados)<text:s text:c="2"/>/ Transformação( ex powerquery)<text:s text:c="2"/>/ Load(carregamento, graficos, relatorios, dashboard, indicadores (dax)</text:span></text:p>
      <text:p text:style-name="P1"><text:span text:style-name="T1"/></text:p>
      <text:p text:style-name="P1"><text:span text:style-name="T1">1 -desabilitar a detecção automatica de cabeçalhos </text:span></text:p>
      <text:p text:style-name="P1"><text:span text:style-name="T1"><text:tab/>Carregamento de dados</text:span></text:p>
      <text:p text:style-name="P1"><text:span text:style-name="T1">2 habilitar visuais e mapas</text:span></text:p>
      <text:p text:style-name="P1"><text:span text:style-name="T1"><text:tab/>segurança</text:span></text:p>
      <text:p text:style-name="P1"><text:span text:style-name="T1">3 mudar o separador de argumento do power bi de ',' para ";"</text:span></text:p>
      <text:p text:style-name="P1"><text:span text:style-name="T1"><text:tab/>configurações regionais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